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84.36pt"/>
    </style:style>
    <style:style style:name="co19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b-vanet-3d_154194023389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44870200000" calcext:value-type="float">
            <text:p>44870200000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1199770" calcext:value-type="float">
            <text:p>11997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2747140000" calcext:value-type="float">
            <text:p>2747140000</text:p>
          </table:table-cell>
          <table:table-cell office:value-type="float" office:value="1.69565" calcext:value-type="float">
            <text:p>1.69565</text:p>
          </table:table-cell>
          <table:table-cell office:value-type="float" office:value="355.957" calcext:value-type="float">
            <text:p>355.957</text:p>
          </table:table-cell>
          <table:table-cell office:value-type="float" office:value="56" calcext:value-type="float">
            <text:p>5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1504440000" calcext:value-type="float">
            <text:p>1504440000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152.733" calcext:value-type="float">
            <text:p>152.733</text:p>
          </table:table-cell>
          <table:table-cell office:value-type="float" office:value="45" calcext:value-type="float">
            <text:p>45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1944060000" calcext:value-type="float">
            <text:p>1944060000</text:p>
          </table:table-cell>
          <table:table-cell office:value-type="float" office:value="2.7" calcext:value-type="float">
            <text:p>2.7</text:p>
          </table:table-cell>
          <table:table-cell office:value-type="float" office:value="203.1" calcext:value-type="float">
            <text:p>203.1</text:p>
          </table:table-cell>
          <table:table-cell office:value-type="float" office:value="48" calcext:value-type="float">
            <text:p>48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2794870000" calcext:value-type="float">
            <text:p>2794870000</text:p>
          </table:table-cell>
          <table:table-cell office:value-type="float" office:value="2.44444" calcext:value-type="float">
            <text:p>2.44444</text:p>
          </table:table-cell>
          <table:table-cell office:value-type="float" office:value="321.444" calcext:value-type="float">
            <text:p>321.444</text:p>
          </table:table-cell>
          <table:table-cell office:value-type="float" office:value="39" calcext:value-type="float">
            <text:p>39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3119030000" calcext:value-type="float">
            <text:p>3119030000</text:p>
          </table:table-cell>
          <table:table-cell office:value-type="float" office:value="2.75" calcext:value-type="float">
            <text:p>2.75</text:p>
          </table:table-cell>
          <table:table-cell office:value-type="float" office:value="356.5" calcext:value-type="float">
            <text:p>356.5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2567620000" calcext:value-type="float">
            <text:p>2567620000</text:p>
          </table:table-cell>
          <table:table-cell office:value-type="float" office:value="2" calcext:value-type="float">
            <text:p>2</text:p>
          </table:table-cell>
          <table:table-cell office:value-type="float" office:value="311.636" calcext:value-type="float">
            <text:p>311.636</text:p>
          </table:table-cell>
          <table:table-cell office:value-type="float" office:value="52" calcext:value-type="float">
            <text:p>52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008430000" calcext:value-type="float">
            <text:p>1008430000</text:p>
          </table:table-cell>
          <table:table-cell office:value-type="float" office:value="2.07143" calcext:value-type="float">
            <text:p>2.07143</text:p>
          </table:table-cell>
          <table:table-cell office:value-type="float" office:value="86.4286" calcext:value-type="float">
            <text:p>86.4286</text:p>
          </table:table-cell>
          <table:table-cell office:value-type="float" office:value="29" calcext:value-type="float">
            <text:p>2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3502000000" calcext:value-type="float">
            <text:p>3502000000</text:p>
          </table:table-cell>
          <table:table-cell office:value-type="float" office:value="2" calcext:value-type="float">
            <text:p>2</text:p>
          </table:table-cell>
          <table:table-cell office:value-type="float" office:value="461.667" calcext:value-type="float">
            <text:p>461.667</text:p>
          </table:table-cell>
          <table:table-cell office:value-type="float" office:value="49" calcext:value-type="float">
            <text:p>49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3042390000" calcext:value-type="float">
            <text:p>3042390000</text:p>
          </table:table-cell>
          <table:table-cell office:value-type="float" office:value="1.65217" calcext:value-type="float">
            <text:p>1.65217</text:p>
          </table:table-cell>
          <table:table-cell office:value-type="float" office:value="398.043" calcext:value-type="float">
            <text:p>398.043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773670000" calcext:value-type="float">
            <text:p>1773670000</text:p>
          </table:table-cell>
          <table:table-cell office:value-type="float" office:value="1.77778" calcext:value-type="float">
            <text:p>1.77778</text:p>
          </table:table-cell>
          <table:table-cell office:value-type="float" office:value="216.111" calcext:value-type="float">
            <text:p>216.111</text:p>
          </table:table-cell>
          <table:table-cell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4559460000" calcext:value-type="float">
            <text:p>4559460000</text:p>
          </table:table-cell>
          <table:table-cell office:value-type="float" office:value="2.27273" calcext:value-type="float">
            <text:p>2.27273</text:p>
          </table:table-cell>
          <table:table-cell office:value-type="float" office:value="605.909" calcext:value-type="float">
            <text:p>605.909</text:p>
          </table:table-cell>
          <table:table-cell office:value-type="float" office:value="53" calcext:value-type="float">
            <text:p>53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4835820000" calcext:value-type="float">
            <text:p>4835820000</text:p>
          </table:table-cell>
          <table:table-cell office:value-type="float" office:value="2.69565" calcext:value-type="float">
            <text:p>2.69565</text:p>
          </table:table-cell>
          <table:table-cell office:value-type="float" office:value="621.435" calcext:value-type="float">
            <text:p>621.435</text:p>
          </table:table-cell>
          <table:table-cell office:value-type="float" office:value="62" calcext:value-type="float">
            <text:p>62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082650000" calcext:value-type="float">
            <text:p>2082650000</text:p>
          </table:table-cell>
          <table:table-cell office:value-type="float" office:value="2.38462" calcext:value-type="float">
            <text:p>2.38462</text:p>
          </table:table-cell>
          <table:table-cell office:value-type="float" office:value="216.462" calcext:value-type="float">
            <text:p>216.462</text:p>
          </table:table-cell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3040770000" calcext:value-type="float">
            <text:p>3040770000</text:p>
          </table:table-cell>
          <table:table-cell office:value-type="float" office:value="1.9" calcext:value-type="float">
            <text:p>1.9</text:p>
          </table:table-cell>
          <table:table-cell office:value-type="float" office:value="393.95" calcext:value-type="float">
            <text:p>393.95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office:value-type="float" office:value="2536940000" calcext:value-type="float">
            <text:p>2536940000</text:p>
          </table:table-cell>
          <table:table-cell office:value-type="float" office:value="1.57143" calcext:value-type="float">
            <text:p>1.57143</text:p>
          </table:table-cell>
          <table:table-cell office:value-type="float" office:value="315.381" calcext:value-type="float">
            <text:p>315.381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819420000" calcext:value-type="float">
            <text:p>1819420000</text:p>
          </table:table-cell>
          <table:table-cell office:value-type="float" office:value="1.92857" calcext:value-type="float">
            <text:p>1.92857</text:p>
          </table:table-cell>
          <table:table-cell office:value-type="float" office:value="195.929" calcext:value-type="float">
            <text:p>195.929</text:p>
          </table:table-cell>
          <table:table-cell office:value-type="float" office:value="26" calcext:value-type="float">
            <text:p>26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3163200000" calcext:value-type="float">
            <text:p>3163200000</text:p>
          </table:table-cell>
          <table:table-cell office:value-type="float" office:value="2" calcext:value-type="float">
            <text:p>2</text:p>
          </table:table-cell>
          <table:table-cell office:value-type="float" office:value="393.579" calcext:value-type="float">
            <text:p>393.579</text:p>
          </table:table-cell>
          <table:table-cell office:value-type="float" office:value="35" calcext:value-type="float">
            <text:p>35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3069660000" calcext:value-type="float">
            <text:p>3069660000</text:p>
          </table:table-cell>
          <table:table-cell office:value-type="float" office:value="1.85" calcext:value-type="float">
            <text:p>1.85</text:p>
          </table:table-cell>
          <table:table-cell office:value-type="float" office:value="395.1" calcext:value-type="float">
            <text:p>395.1</text:p>
          </table:table-cell>
          <table:table-cell office:value-type="float" office:value="44" calcext:value-type="float">
            <text:p>4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office:value-type="float" office:value="244609000000" calcext:value-type="float">
            <text:p>244609000000</text:p>
          </table:table-cell>
          <table:table-cell office:value-type="float" office:value="2.44444" calcext:value-type="float">
            <text:p>2.44444</text:p>
          </table:table-cell>
          <table:table-cell office:value-type="float" office:value="342694000" calcext:value-type="float">
            <text:p>342694000</text:p>
          </table:table-cell>
          <table:table-cell office:value-type="float" office:value="39" calcext:value-type="float">
            <text:p>39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6021290000" calcext:value-type="float">
            <text:p>6021290000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790.261" calcext:value-type="float">
            <text:p>790.261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2055640000" calcext:value-type="float">
            <text:p>2055640000</text:p>
          </table:table-cell>
          <table:table-cell office:value-type="float" office:value="1.70588" calcext:value-type="float">
            <text:p>1.70588</text:p>
          </table:table-cell>
          <table:table-cell office:value-type="float" office:value="243.118" calcext:value-type="float">
            <text:p>243.118</text:p>
          </table:table-cell>
          <table:table-cell office:value-type="float" office:value="45" calcext:value-type="float">
            <text:p>4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393760000" calcext:value-type="float">
            <text:p>1393760000</text:p>
          </table:table-cell>
          <table:table-cell office:value-type="float" office:value="1.64286" calcext:value-type="float">
            <text:p>1.64286</text:p>
          </table:table-cell>
          <table:table-cell office:value-type="float" office:value="153.643" calcext:value-type="float">
            <text:p>153.643</text:p>
          </table:table-cell>
          <table:table-cell office:value-type="float" office:value="29" calcext:value-type="float">
            <text:p>29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69718000000" calcext:value-type="float">
            <text:p>69718000000</text:p>
          </table:table-cell>
          <table:table-cell office:value-type="float" office:value="1.95" calcext:value-type="float">
            <text:p>1.95</text:p>
          </table:table-cell>
          <table:table-cell office:value-type="float" office:value="39381000" calcext:value-type="float">
            <text:p>39381000</text:p>
          </table:table-cell>
          <table:table-cell office:value-type="float" office:value="54" calcext:value-type="float">
            <text:p>5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188770000" calcext:value-type="float">
            <text:p>1188770000</text:p>
          </table:table-cell>
          <table:table-cell office:value-type="float" office:value="1.92857" calcext:value-type="float">
            <text:p>1.92857</text:p>
          </table:table-cell>
          <table:table-cell office:value-type="float" office:value="104.857" calcext:value-type="float">
            <text:p>104.857</text:p>
          </table:table-cell>
          <table:table-cell office:value-type="float" office:value="39" calcext:value-type="float">
            <text:p>39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23961000" calcext:value-type="float">
            <text:p>723961000</text:p>
          </table:table-cell>
          <table:table-cell office:value-type="float" office:value="1.6" calcext:value-type="float">
            <text:p>1.6</text:p>
          </table:table-cell>
          <table:table-cell office:value-type="float" office:value="44.6" calcext:value-type="float">
            <text:p>44.6</text:p>
          </table:table-cell>
          <table:table-cell office:value-type="float" office:value="23" calcext:value-type="float">
            <text:p>2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3039340000" calcext:value-type="float">
            <text:p>3039340000</text:p>
          </table:table-cell>
          <table:table-cell office:value-type="float" office:value="1.7619" calcext:value-type="float">
            <text:p>1.7619</text:p>
          </table:table-cell>
          <table:table-cell office:value-type="float" office:value="414.143" calcext:value-type="float">
            <text:p>414.143</text:p>
          </table:table-cell>
          <table:table-cell office:value-type="float" office:value="40" calcext:value-type="float">
            <text:p>40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3422830000" calcext:value-type="float">
            <text:p>3422830000</text:p>
          </table:table-cell>
          <table:table-cell office:value-type="float" office:value="1.88889" calcext:value-type="float">
            <text:p>1.88889</text:p>
          </table:table-cell>
          <table:table-cell office:value-type="float" office:value="444.722" calcext:value-type="float">
            <text:p>444.722</text:p>
          </table:table-cell>
          <table:table-cell office:value-type="float" office:value="40" calcext:value-type="float">
            <text:p>40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1" calcext:value-type="float">
            <text:p>361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1913950000" calcext:value-type="float">
            <text:p>1913950000</text:p>
          </table:table-cell>
          <table:table-cell office:value-type="float" office:value="2.63636" calcext:value-type="float">
            <text:p>2.63636</text:p>
          </table:table-cell>
          <table:table-cell office:value-type="float" office:value="211.727" calcext:value-type="float">
            <text:p>211.727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AVERAGE(SUM([.J2:.J30])/SUM([.H2:.H30]))*100" office:value-type="float" office:value="55.2546326292601" calcext:value-type="float">
            <text:p>55.2546326292601</text:p>
          </table:table-cell>
          <table:table-cell table:number-columns-repeated="5"/>
          <table:table-cell table:formula="of:=AVERAGE([.P1:.P30])" office:value-type="float" office:value="485.586206896552" calcext:value-type="float">
            <text:p>485.586206896552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454.03pt" svg:height="254.78pt" svg:x="576.62pt" svg:y="619.85pt">
            <draw:object draw:notify-on-update-of-ranges="Sheet2.J20:Sheet2.K20 Sheet2.I21:Sheet2.I21 Sheet2.J21:Sheet2.K21 Sheet2.I27:Sheet2.I27 Sheet2.J27:Sheet2.K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9pt" svg:height="255.06pt" svg:x="101.37pt" svg:y="64.54pt">
            <draw:object draw:notify-on-update-of-ranges="Sheet2.I1:Sheet2.J1 Sheet2.H3:Sheet2.H3 Sheet2.I3:Sheet2.J3 Sheet2.J25:Sheet2.K25 Sheet2.J25:Sheet2.K25 Sheet2.H2:Sheet2.H2 Sheet2.I2:Sheet2.J2 Sheet2.J25:Sheet2.K25 Sheet2.J25:Sheet2.K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5" table:default-cell-style-name="Default"/>
        <table:table-row table:style-name="ro1">
          <table:table-cell table:number-columns-repeated="8"/>
          <table:table-cell office:value-type="string" calcext:value-type="string">
            <text:p>senza</text:p>
          </table:table-cell>
          <table:table-cell office:value-type="string" calcext:value-type="string">
            <text:p>co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j</text:p>
          </table:table-cell>
          <table:table-cell table:formula="of:=AVERAGE([.J21:.J23])" office:value-type="float" office:value="8" calcext:value-type="float">
            <text:p>8</text:p>
          </table:table-cell>
          <table:table-cell table:formula="of:=AVERAGE([.K21:.K23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</text:p>
          </table:table-cell>
          <table:table-cell table:formula="of:=AVERAGE([.J27:.J29])" office:value-type="float" office:value="15.6666666666667" calcext:value-type="float">
            <text:p>15.6666666666667</text:p>
          </table:table-cell>
          <table:table-cell table:formula="of:=AVERAGE([.K27:.K29])" office:value-type="float" office:value="19.3333333333333" calcext:value-type="float">
            <text:p>19.3333333333333</text:p>
          </table:table-cell>
          <table:table-cell/>
        </table:table-row>
        <table:table-row table:style-name="ro1">
          <table:table-cell table:number-columns-repeated="8"/>
          <table:table-cell office:value-type="float" office:value="7.57187779440037" calcext:value-type="float">
            <text:p>7.5718777944003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15.3948043183407" calcext:value-type="float">
            <text:p>15.3948043183407</text:p>
          </table:table-cell>
          <table:table-cell office:value-type="float" office:value="4.61880215351701" calcext:value-type="float">
            <text:p>4.61880215351701</text:p>
          </table:table-cell>
          <table:table-cell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enza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jorda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vg</text:p>
          </table:table-cell>
          <table:table-cell table:formula="of:=AVERAGE([.J21:.J23])" office:value-type="float" office:value="8" calcext:value-type="float">
            <text:p>8</text:p>
          </table:table-cell>
          <table:table-cell table:formula="of:=AVERAGE([.K21:.K23])"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dev</text:p>
          </table:table-cell>
          <table:table-cell table:formula="of:=STDEV([.J21:.J23])" office:value-type="float" office:value="5.19615242270663" calcext:value-type="float">
            <text:p>5.19615242270663</text:p>
          </table:table-cell>
          <table:table-cell table:formula="of:=STDEV([.K21:.K23])" office:value-type="float" office:value="1.73205080756888" calcext:value-type="float">
            <text:p>1.732050807568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rco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vg</text:p>
          </table:table-cell>
          <table:table-cell table:formula="of:=AVERAGE([.J27:.J29])" office:value-type="float" office:value="15.6666666666667" calcext:value-type="float">
            <text:p>15.6666666666667</text:p>
          </table:table-cell>
          <table:table-cell table:formula="of:=AVERAGE([.K27:.K29])" office:value-type="float" office:value="19.3333333333333" calcext:value-type="float">
            <text:p>19.33333333333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tdev</text:p>
          </table:table-cell>
          <table:table-cell table:formula="of:=STDEV([.J27:.J29])" office:value-type="float" office:value="1.15470053837925" calcext:value-type="float">
            <text:p>1.15470053837925</text:p>
          </table:table-cell>
          <table:table-cell table:formula="of:=STDEV([.K27:.K29])" office:value-type="float" office:value="2.3094010767585" calcext:value-type="float">
            <text:p>2.3094010767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5:50:11.549261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5:55:38.443411458</dc:date>
    <meta:editing-duration>PT21M56S</meta:editing-duration>
    <meta:editing-cycles>4</meta:editing-cycles>
    <meta:generator>LibreOffice/6.0.6.2$Linux_X86_64 LibreOffice_project/00m0$Build-2</meta:generator>
    <meta:document-statistic meta:table-count="2" meta:cell-count="5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8.989cm" xlink:href=".." xlink:type="simple" chart:class="chart:bar" chart:style-name="ch1">
        <chart:legend chart:legend-position="end" svg:x="14.268cm" svg:y="3.94cm" style:legend-expansion="high" chart:style-name="ch2"/>
        <chart:plot-area chart:style-name="ch3" table:cell-range-address="Sheet2.J20:Sheet2.K21 Sheet2.I21:Sheet2.I21 Sheet2.I27:Sheet2.K27" chart:data-source-has-labels="both" svg:x="0.32cm" svg:y="0.179cm" svg:width="13.628cm" svg:height="8.631cm">
          <chartooo:coordinate-region svg:x="0.762cm" svg:y="0.833cm" svg:width="12.363cm" svg:height="7.324cm"/>
          <chart:axis chart:dimension="x" chart:name="primary-x" chart:style-name="ch4" chartooo:axis-type="auto">
            <chartooo:date-scale/>
            <chart:categories table:cell-range-address="Sheet2.J20:Sheet2.K20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2.J21:Sheet2.K21" chart:label-cell-address="Sheet2.I21:Sheet2.I21" chart:class="chart:bar">
            <chart:data-point chart:repeated="2"/>
          </chart:series>
          <chart:series chart:attached-axis="primary-y" chart:style-name="ch10" chart:values-cell-range-address="Sheet2.J27:Sheet2.K27" chart:label-cell-address="Sheet2.I27:Sheet2.I2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za</text:p>
                <draw:g>
                  <svg:desc>Sheet2.J20:Sheet2.K20</svg:desc>
                </draw:g>
              </table:table-cell>
              <table:table-cell office:value-type="string">
                <text:p>con</text:p>
              </table:table-cell>
            </table:table-row>
          </table:table-header-rows>
          <table:table-rows>
            <table:table-row>
              <table:table-cell office:value-type="string">
                <text:p>jordan</text:p>
                <draw:g>
                  <svg:desc>Sheet2.I21:Sheet2.I21</svg:desc>
                </draw:g>
              </table:table-cell>
              <table:table-cell office:value-type="float" office:value="5">
                <text:p>5</text:p>
                <draw:g>
                  <svg:desc>Sheet2.J21:Sheet2.K21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</text:p>
                <draw:g>
                  <svg:desc>Sheet2.I27:Sheet2.I27</svg:desc>
                </draw:g>
              </table:table-cell>
              <table:table-cell office:value-type="float" office:value="15">
                <text:p>15</text:p>
                <draw:g>
                  <svg:desc>Sheet2.J27:Sheet2.K27</svg:desc>
                </draw:g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2.J25:Sheet2.K25" chart:error-lower-range="Sheet2.J25:Sheet2.K2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2.J25:Sheet2.K25" chart:error-lower-range="Sheet2.J25:Sheet2.K25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2.J25:Sheet2.K25" chart:error-lower-range="Sheet2.J25:Sheet2.K25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ell-range" chart:error-upper-range="Sheet2.J25:Sheet2.K25" chart:error-lower-range="Sheet2.J25:Sheet2.K25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bar" chart:row-mapping="1 0" chart:style-name="ch1">
        <chart:legend chart:legend-position="end" svg:x="14.934cm" svg:y="3.945cm" style:legend-expansion="high" chart:style-name="ch2"/>
        <chart:plot-area chart:style-name="ch3" table:cell-range-address="Sheet2.H1:Sheet2.J3" chart:data-source-has-labels="both" svg:x="0.319cm" svg:y="0.179cm" svg:width="14.296cm" svg:height="8.641cm">
          <chartooo:coordinate-region svg:x="0.951cm" svg:y="0.381cm" svg:width="13.664cm" svg:height="7.786cm"/>
          <chart:axis chart:dimension="x" chart:name="primary-x" chart:style-name="ch4" chartooo:axis-type="auto">
            <chartooo:date-scale/>
            <chart:categories table:cell-range-address="Sheet2.I1:Sheet2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I3:Sheet2.J3" chart:label-cell-address="Sheet2.H3:Sheet2.H3" chart:class="chart:bar">
            <chart:error-indicator chart:style-name="ch8" chart:dimension="y"/>
            <chart:data-point chart:style-name="ch9"/>
            <chart:data-point/>
          </chart:series>
          <chart:series chart:style-name="ch10" chart:values-cell-range-address="Sheet2.I2:Sheet2.J2" chart:label-cell-address="Sheet2.H2:Sheet2.H2" chart:class="chart:bar">
            <chart:error-indicator chart:style-name="ch8" chart:dimension="y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za</text:p>
                <draw:g>
                  <svg:desc>Sheet2.I1:Sheet2.J1</svg:desc>
                </draw:g>
              </table:table-cell>
              <table:table-cell office:value-type="string">
                <text:p>con</text:p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Sheet2.H3:Sheet2.H3</svg:desc>
                </draw:g>
              </table:table-cell>
              <table:table-cell office:value-type="float" office:value="15.6666666666667">
                <text:p>15.6666666666667</text:p>
                <draw:g>
                  <svg:desc>Sheet2.I3:Sheet2.J3</svg:desc>
                </draw:g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5.19615242270663">
                <text:p>5.19615242270663</text:p>
                <draw:g>
                  <svg:desc>Sheet2.J25:Sheet2.K25</svg:desc>
                </draw:g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5.19615242270663">
                <text:p>5.19615242270663</text:p>
                <draw:g>
                  <svg:desc>Sheet2.J25:Sheet2.K25</svg:desc>
                </draw:g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j</text:p>
                <draw:g>
                  <svg:desc>Sheet2.H2:Sheet2.H2</svg:desc>
                </draw:g>
              </table:table-cell>
              <table:table-cell office:value-type="float" office:value="8">
                <text:p>8</text:p>
                <draw:g>
                  <svg:desc>Sheet2.I2:Sheet2.J2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5.19615242270663">
                <text:p>5.19615242270663</text:p>
                <draw:g>
                  <svg:desc>Sheet2.J25:Sheet2.K25</svg:desc>
                </draw:g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5.19615242270663">
                <text:p>5.19615242270663</text:p>
                <draw:g>
                  <svg:desc>Sheet2.J25:Sheet2.K25</svg:desc>
                </draw:g>
              </table:table-cell>
              <table:table-cell office:value-type="float" office:value="1.73205080756888">
                <text:p>1.73205080756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